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  <style:style style:name="T4" style:family="text">
      <style:text-properties fo:background-color="#81d4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Jason Isbell - Cover Me Up</text:p>
      <text:p text:style-name="Preformatted_20_Text"/>
      <text:p text:style-name="Preformatted_20_Text">Key: D#</text:p>
      <text:p text:style-name="Preformatted_20_Text">Capo on first fret</text:p>
      <text:p text:style-name="Preformatted_20_Text"/>
      <text:p text:style-name="Preformatted_20_Text">[Intro]</text:p>
      <text:p text:style-name="Preformatted_20_Text">&lt;D&gt;- &lt;G&gt;- <text:s text:c="7"/>.. ..</text:p>
      <text:p text:style-name="Preformatted_20_Text">&lt;D&gt;--- <text:s text:c="10"/>....</text:p>
      <text:p text:style-name="Preformatted_20_Text"/>
      <text:p text:style-name="Preformatted_20_Text">[Verse]</text:p>
      <text:p text:style-name="Preformatted_20_Text">&lt;D&gt;- &lt;G&gt;- <text:s text:c="7"/>A heart on the run keeps a hand on a gun</text:p>
      <text:p text:style-name="Preformatted_20_Text">&lt;D&gt;--- <text:s text:c="12"/>It can't trust anyone</text:p>
      <text:p text:style-name="Preformatted_20_Text">&lt;D&gt;- &lt;G&gt;- <text:s text:c="7"/>I was so sure what I needed was more</text:p>
      <text:p text:style-name="Preformatted_20_Text">&lt;D&gt;--- <text:s text:c="12"/>Tried to shoot out the sun</text:p>
      <text:p text:style-name="Preformatted_20_Text">&lt;Bm&gt;- &lt;G&gt;- <text:s text:c="6"/>Days when we raged, we flew off the page</text:p>
      <text:p text:style-name="Preformatted_20_Text">&lt;D&gt;--- <text:s text:c="12"/>Such damage was done</text:p>
      <text:p text:style-name="Preformatted_20_Text">&lt;D&gt;- &lt;G&gt;- <text:s text:c="7"/>But I made it through, 'cause somebody knew</text:p>
      <text:p text:style-name="Preformatted_20_Text">&lt;D&gt;--- <text:s text:c="12"/>I was meant for someone</text:p>
      <text:p text:style-name="Preformatted_20_Text"/>
      <text:p text:style-name="Preformatted_20_Text">[Chorus]</text:p>
      <text:p text:style-name="Preformatted_20_Text">&lt;D&gt;- &lt;G&gt;- <text:s text:c="7"/>So, girl, leave your boots by the bed,</text:p>
      <text:p text:style-name="Preformatted_20_Text">&lt;D&gt;--- <text:s text:c="12"/>we ain't leavin' this room</text:p>
      <text:p text:style-name="Preformatted_20_Text">&lt;D&gt;- &lt;G&gt;- <text:s text:c="7"/>'Til someone needs medical help</text:p>
      <text:p text:style-name="Preformatted_20_Text">&lt;D&gt;--- <text:s text:c="12"/>or the magnolias bloom</text:p>
      <text:p text:style-name="Preformatted_20_Text">&lt;Em&gt;- <text:span text:style-name="T3">&lt;G&gt;-</text:span> <text:s text:c="6"/><text:span text:style-name="T2">It's cold in this house and I ain't goin' out</text:span></text:p>
      <text:p text:style-name="Preformatted_20_Text">&lt;Bm&gt;--- <text:s text:c="11"/><text:span text:style-name="T2">to chop wood</text:span></text:p>
      <text:p text:style-name="Preformatted_20_Text">&lt;D&gt;- &lt;G&gt;- <text:s text:c="7"/>So cover me up and know you're enough</text:p>
      <text:p text:style-name="Preformatted_20_Text">&lt;D&gt;--- <text:s text:c="12"/>to use me for good</text:p>
      <text:p text:style-name="Preformatted_20_Text"/>
      <text:p text:style-name="Preformatted_20_Text">[Interlude]</text:p>
      <text:p text:style-name="Preformatted_20_Text">&lt;D&gt;- &lt;G&gt;- <text:s text:c="7"/>.. ..</text:p>
      <text:p text:style-name="Preformatted_20_Text">&lt;D&gt;--- <text:s text:c="10"/>....</text:p>
      <text:p text:style-name="Preformatted_20_Text"/>
      <text:p text:style-name="Preformatted_20_Text">[Verse]</text:p>
      <text:p text:style-name="Preformatted_20_Text">&lt;D&gt;- &lt;G&gt;- <text:s text:c="7"/>Put your faith to the test when I tore off your dress</text:p>
      <text:p text:style-name="Preformatted_20_Text">&lt;D&gt;--- <text:s text:c="12"/>In Richmond on high</text:p>
      <text:p text:style-name="Preformatted_20_Text">&lt;D&gt;- &lt;G&gt;- <text:s text:c="7"/>But I sobered up and I swore off that stuff</text:p>
      <text:p text:style-name="Preformatted_20_Text">&lt;D&gt;--- <text:s text:c="12"/>Forever this time</text:p>
      <text:p text:style-name="Preformatted_20_Text">&lt;Bm&gt;- &lt;G&gt;- <text:s text:c="6"/>And the old lover's sing, "I thought it'd be me</text:p>
      <text:p text:style-name="Preformatted_20_Text">&lt;D&gt;--- <text:s text:c="12"/>Who helped him get home"</text:p>
      <text:p text:style-name="Preformatted_20_Text">&lt;D&gt;- &lt;G&gt;- <text:s text:c="7"/>But home was a dream, one I'd never seen</text:p>
      <text:p text:style-name="Preformatted_20_Text">&lt;D&gt;--- <text:s text:c="12"/>'Til you came along</text:p>
      <text:p text:style-name="Preformatted_20_Text"/>
      <text:p text:style-name="Preformatted_20_Text">[Chorus]</text:p>
      <text:p text:style-name="Preformatted_20_Text">&lt;D&gt;- &lt;G&gt;- <text:s text:c="7"/>So girl, <text:span text:style-name="T4">hang your dress up to dry,</text:span></text:p>
      <text:p text:style-name="Preformatted_20_Text">&lt;D&gt;--- <text:s text:c="12"/>we ain't leavin' this room</text:p>
      <text:p text:style-name="Preformatted_20_Text">&lt;D&gt;- &lt;G&gt;- <text:s text:c="7"/><text:span text:style-name="T1">'Til Percy Priest breaks open wide</text:span></text:p>
      <text:p text:style-name="Preformatted_20_Text">&lt;D&gt;--- <text:s text:c="12"/>and the river runs through</text:p>
      <text:p text:style-name="Preformatted_20_Text">&lt;Em&gt;- &lt;G&gt;- <text:s text:c="6"/>And carries this house <text:span text:style-name="T4">on </text:span>the stones</text:p>
      <text:p text:style-name="Preformatted_20_Text">&lt;Bm&gt;--- <text:s text:c="11"/><text:span text:style-name="T4">like </text:span>a piece of driftwood</text:p>
      <text:p text:style-name="Preformatted_20_Text">&lt;D&gt;- &lt;G&gt;- <text:s text:c="7"/>Cover me up and know you're enough</text:p>
      <text:p text:style-name="Preformatted_20_Text">&lt;D&gt;--- <text:s text:c="12"/>to use me for good</text:p>
      <text:p text:style-name="Preformatted_20_Text"/>
      <text:p text:style-name="Preformatted_20_Text">[Solo]</text:p>
      <text:p text:style-name="Preformatted_20_Text">&lt;D&gt;- &lt;G&gt;- <text:s text:c="7"/>.. ..</text:p>
      <text:p text:style-name="Preformatted_20_Text">&lt;D&gt;--- <text:s text:c="10"/>....</text:p>
      <text:p text:style-name="Preformatted_20_Text">&lt;D&gt;- &lt;G&gt;- <text:s text:c="7"/>.. ..</text:p>
      <text:p text:style-name="Preformatted_20_Text">&lt;D&gt;--- <text:s text:c="10"/>....</text:p>
      <text:p text:style-name="Preformatted_20_Text"/>
      <text:p text:style-name="Preformatted_20_Text">[Last Chorus]</text:p>
      <text:p text:style-name="Preformatted_20_Text">&lt;D&gt;- &lt;G&gt;- <text:s text:c="7"/>So girl, leave your boots by the bed,</text:p>
      <text:p text:style-name="Preformatted_20_Text">&lt;D&gt;--- <text:s text:c="12"/>we ain't leavin' this room</text:p>
      <text:p text:style-name="Preformatted_20_Text">&lt;D&gt;- &lt;G&gt;- <text:s text:c="7"/>'Til someone needs medical help</text:p>
      <text:p text:style-name="Preformatted_20_Text">&lt;D&gt;--- <text:s text:c="12"/>or the magnolias bloom</text:p>
      <text:p text:style-name="Preformatted_20_Text"><text:soft-page-break/>&lt;Em&gt;- &lt;G&gt;- <text:s text:c="6"/>It's cold in this house and I ain't goin' out</text:p>
      <text:p text:style-name="Preformatted_20_Text">&lt;Bm&gt;--- <text:s text:c="11"/>to chop wood</text:p>
      <text:p text:style-name="Preformatted_20_Text">&lt;D&gt;- &lt;G&gt;- <text:s text:c="7"/>So cover me up and know you're enough</text:p>
      <text:p text:style-name="Preformatted_20_Text">&lt;D&gt;--- <text:s text:c="12"/>to use me for good</text:p>
      <text:p text:style-name="Preformatted_20_Text">&lt;D&gt;- &lt;G&gt;- <text:s text:c="7"/>Cover me up and know you're enough</text:p>
      <text:p text:style-name="Preformatted_20_Text">&lt;D&gt;--- <text:s text:c="12"/>to use me for good</text:p>
      <text:p text:style-name="Preformatted_20_Text">&lt;D&gt;- &lt;G&gt;- <text:s text:c="7"/>.. ..</text:p>
      <text:p text:style-name="Preformatted_20_Text">&lt;D&gt;... <text:s text:c="10"/>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30T15:51:13.480101742</dc:date>
    <meta:editing-duration>PT38M48S</meta:editing-duration>
    <meta:editing-cycles>6</meta:editing-cycles>
    <meta:document-statistic meta:table-count="0" meta:image-count="0" meta:object-count="0" meta:page-count="2" meta:paragraph-count="63" meta:word-count="383" meta:character-count="2343" meta:non-whitespace-character-count="1547"/>
  </office:meta>
</office:document-meta>
</file>